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76274148265945871" text:style-name="L1">
        <text:list-item>
          <text:p text:style-name="P1">Cambio del icono de la barra de navegación.</text:p>
        </text:list-item>
        <text:list-item>
          <text:p text:style-name="P1">Cambio de tamaño del icono de la barra de navegación</text:p>
        </text:list-item>
        <text:list-item>
          <text:p text:style-name="P1">Cambio de color de fondo de la barra de navegación</text:p>
        </text:list-item>
        <text:list-item>
          <text:p text:style-name="P1">Cambio de color de las letras de la barra de navegación</text:p>
        </text:list-item>
        <text:list-item>
          <text:p text:style-name="P1">Cambio de colores de las opciones del menú seleccionadas en la barra de navegación</text:p>
        </text:list-item>
        <text:list-item>
          <text:p text:style-name="P2">Personalización del menú de navegación de todas las páginas</text:p>
        </text:list-item>
        <text:list-item>
          <text:p text:style-name="P2">Traducción del menú de navegación de todas las páginas</text:p>
        </text:list-item>
        <text:list-item>
          <text:p text:style-name="P2">Cambio de color de las opciones de toda la página por el azul Steam</text:p>
        </text:list-item>
        <text:list-item>
          <text:p text:style-name="P2">Eliminación de menú incómodo de bottom de todas las páginas</text:p>
        </text:list-item>
        <text:list-item>
          <text:p text:style-name="P2">Actualización de derechos de todas las página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M40S</meta:editing-duration>
    <meta:editing-cycles>8</meta:editing-cycles>
    <meta:generator>OpenOffice/4.1.2$Win32 OpenOffice.org_project/412m3$Build-9782</meta:generator>
    <dc:date>2016-02-26T20:33:15.11</dc:date>
    <dc:creator>Alvaro </dc:creator>
    <meta:document-statistic meta:table-count="0" meta:image-count="0" meta:object-count="0" meta:page-count="1" meta:paragraph-count="10" meta:word-count="112" meta:character-count="577"/>
    <meta:user-defined meta:name="Info 1"/>
    <meta:user-defined meta:name="Info 2"/>
    <meta:user-defined meta:name="Info 3"/>
    <meta:user-defined meta:name="Info 4"/>
  </office:meta>
</office:document-meta>
</file>